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67d3" officeooo:paragraph-rsid="000f67d3"/>
    </style:style>
    <style:style style:name="P2" style:family="paragraph" style:parent-style-name="Standard">
      <style:text-properties style:text-underline-style="solid" style:text-underline-width="auto" style:text-underline-color="font-color" officeooo:rsid="000f75e3" officeooo:paragraph-rsid="0013b1fa"/>
    </style:style>
    <style:style style:name="P3" style:family="paragraph" style:parent-style-name="Standard">
      <style:text-properties style:text-underline-style="solid" style:text-underline-width="auto" style:text-underline-color="font-color" officeooo:rsid="0013b1fa" officeooo:paragraph-rsid="0013b1fa"/>
    </style:style>
    <style:style style:name="P4" style:family="paragraph" style:parent-style-name="Standard">
      <style:text-properties style:text-underline-style="solid" style:text-underline-width="auto" style:text-underline-color="font-color" officeooo:rsid="001b84a5" officeooo:paragraph-rsid="001b84a5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0cc5c" officeooo:paragraph-rsid="0020cc5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22b95e" officeooo:paragraph-rsid="0022b95e"/>
    </style:style>
    <style:style style:name="P7" style:family="paragraph" style:parent-style-name="Standard" style:list-style-name="L1">
      <style:text-properties officeooo:rsid="000f67d3" officeooo:paragraph-rsid="000f67d3"/>
    </style:style>
    <style:style style:name="P8" style:family="paragraph" style:parent-style-name="Standard" style:list-style-name="L2">
      <style:text-properties style:text-underline-style="none" officeooo:rsid="00172c9a" officeooo:paragraph-rsid="00172c9a"/>
    </style:style>
    <style:style style:name="P9" style:family="paragraph" style:parent-style-name="Standard" style:list-style-name="L2">
      <style:text-properties style:text-underline-style="none" officeooo:rsid="001888fa" officeooo:paragraph-rsid="001888fa"/>
    </style:style>
    <style:style style:name="P10" style:family="paragraph" style:parent-style-name="Standard" style:list-style-name="L2">
      <style:text-properties style:text-underline-style="none" officeooo:rsid="001a5e8c" officeooo:paragraph-rsid="001a5e8c"/>
    </style:style>
    <style:style style:name="P11" style:family="paragraph" style:parent-style-name="Standard" style:list-style-name="L2">
      <style:text-properties style:text-underline-style="none" officeooo:rsid="000f67d3" officeooo:paragraph-rsid="000f67d3"/>
    </style:style>
    <style:style style:name="P12" style:family="paragraph" style:parent-style-name="Standard" style:list-style-name="L2">
      <style:text-properties style:text-underline-style="none" officeooo:rsid="000f75e3" officeooo:paragraph-rsid="000f75e3"/>
    </style:style>
    <style:style style:name="P13" style:family="paragraph" style:parent-style-name="Standard" style:list-style-name="L2">
      <style:text-properties style:text-underline-style="none" officeooo:rsid="000f75e3" officeooo:paragraph-rsid="0013b1fa"/>
    </style:style>
    <style:style style:name="P14" style:family="paragraph" style:parent-style-name="Standard" style:list-style-name="L3">
      <style:text-properties style:text-underline-style="none" officeooo:rsid="000fb6f5" officeooo:paragraph-rsid="0013b1fa"/>
    </style:style>
    <style:style style:name="P15" style:family="paragraph" style:parent-style-name="Standard" style:list-style-name="L3">
      <style:text-properties style:text-underline-style="none" officeooo:rsid="00161e45" officeooo:paragraph-rsid="00161e45"/>
    </style:style>
    <style:style style:name="P16" style:family="paragraph" style:parent-style-name="Standard">
      <style:text-properties style:text-underline-style="none" officeooo:rsid="00161e45" officeooo:paragraph-rsid="00161e45"/>
    </style:style>
    <style:style style:name="P17" style:family="paragraph" style:parent-style-name="Standard" style:list-style-name="L4">
      <style:text-properties style:text-underline-style="none" officeooo:rsid="001c6d93" officeooo:paragraph-rsid="001c6d93"/>
    </style:style>
    <style:style style:name="P18" style:family="paragraph" style:parent-style-name="Standard">
      <style:text-properties style:text-underline-style="none" officeooo:rsid="001e6e0d" officeooo:paragraph-rsid="001d9f97"/>
    </style:style>
    <style:style style:name="P19" style:family="paragraph" style:parent-style-name="Standard" style:list-style-name="L3">
      <style:text-properties officeooo:rsid="00151c4f" officeooo:paragraph-rsid="00151c4f"/>
    </style:style>
    <style:style style:name="P20" style:family="paragraph" style:parent-style-name="Standard" style:list-style-name="L4">
      <style:text-properties style:text-underline-style="solid" style:text-underline-width="auto" style:text-underline-color="font-color" officeooo:rsid="001b84a5" officeooo:paragraph-rsid="001b84a5"/>
    </style:style>
    <style:style style:name="P21" style:family="paragraph" style:parent-style-name="Standard" style:list-style-name="L4">
      <style:text-properties style:text-underline-style="solid" style:text-underline-width="auto" style:text-underline-color="font-color" officeooo:rsid="001c6d93" officeooo:paragraph-rsid="001c6d93"/>
    </style:style>
    <style:style style:name="P22" style:family="paragraph" style:parent-style-name="Standard" style:list-style-name="L4">
      <style:text-properties style:text-underline-style="solid" style:text-underline-width="auto" style:text-underline-color="font-color" officeooo:rsid="001d9f97" officeooo:paragraph-rsid="001d9f9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b6f5"/>
    </style:style>
    <style:style style:name="T3" style:family="text">
      <style:text-properties style:text-underline-style="none" officeooo:rsid="001c6d93"/>
    </style:style>
    <style:style style:name="T4" style:family="text">
      <style:text-properties style:text-underline-style="none" officeooo:rsid="001d817a"/>
    </style:style>
    <style:style style:name="T5" style:family="text">
      <style:text-properties style:text-underline-style="none" officeooo:rsid="001e6e0d"/>
    </style:style>
    <style:style style:name="T6" style:family="text">
      <style:text-properties style:text-underline-style="none" officeooo:rsid="00228036"/>
    </style:style>
    <style:style style:name="T7" style:family="text">
      <style:text-properties officeooo:rsid="001712c3"/>
    </style:style>
    <style:style style:name="T8" style:family="text">
      <style:text-properties style:text-position="super 58%" style:text-underline-style="none"/>
    </style:style>
    <style:style style:name="T9" style:family="text">
      <style:text-properties officeooo:rsid="001e6e0d"/>
    </style:style>
    <style:style style:name="T10" style:family="text">
      <style:text-properties officeooo:rsid="0024a1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troduction au traitement de l’image<text:span text:style-name="T1"> </text:span><text:span text:style-name="T6">IT220 – TD2</text:span></text:p>
      <text:p text:style-name="P1"/>
      <text:p text:style-name="P1">2 type de traitement :</text:p>
      <text:list xml:id="list851631270152830031" text:style-name="L1">
        <text:list-item>
          <text:p text:style-name="P7">colorimétrique</text:p>
        </text:list-item>
        <text:list-item>
          <text:p text:style-name="P7">géométrique</text:p>
        </text:list-item>
      </text:list>
      <text:p text:style-name="P1"/>
      <text:p text:style-name="P1">Transformation géométrique :</text:p>
      <text:list xml:id="list8187281047336313678" text:style-name="L2">
        <text:list-item>
          <text:p text:style-name="P8">théorie :</text:p>
          <text:list>
            <text:list-item>
              <text:p text:style-name="P8">image = I : C → D</text:p>
            </text:list-item>
            <text:list-item>
              <text:p text:style-name="P9">transformation = h : D → D’</text:p>
            </text:list-item>
            <text:list-item>
              <text:p text:style-name="P10">image transformée = I’ : D’ → C</text:p>
            </text:list-item>
          </text:list>
        </text:list-item>
        <text:list-item>
          <text:p text:style-name="P11">cisaillement : (x’, y’) = (x + y*tan(teta), y)</text:p>
        </text:list-item>
        <text:list-item>
          <text:p text:style-name="P12">rotation : x’ = x*cos(teta) – y*sin(teta), y’= x*sin(teta) + y*cos(teta)</text:p>
        </text:list-item>
        <text:list-item>
          <text:p text:style-name="P12">rotation + cisaillement <text:span text:style-name="T7">(une rotation = 3 cisaillements)</text:span></text:p>
        </text:list-item>
        <text:list-item>
          <text:p text:style-name="P13"><text:span text:style-name="T10">trans</text:span>formation non linéaire, exemples : le tourbillon, la vague, l’effet sphère (fish eye)</text:p>
        </text:list-item>
      </text:list>
      <text:p text:style-name="P2"/>
      <text:p text:style-name="P3">Applications :</text:p>
      <text:list xml:id="list7320823724851479526" text:style-name="L3">
        <text:list-item>
          <text:p text:style-name="P14">le panorama</text:p>
        </text:list-item>
        <text:list-item>
          <text:p text:style-name="P14">la rectification de vue (batiment de 3/4 → vue de face)</text:p>
        </text:list-item>
        <text:list-item>
          <text:p text:style-name="P14">calibration de caméra (redressement du fish eye)</text:p>
        </text:list-item>
        <text:list-item>
          <text:p text:style-name="P14">plaquage de texture</text:p>
        </text:list-item>
        <text:list-item>
          <text:p text:style-name="P14">dépliement de surface</text:p>
        </text:list-item>
        <text:list-item>
          <text:p text:style-name="P19"><text:span text:style-name="T2">l</text:span><text:span text:style-name="T1">ecture de plaques de voiture (comme dans les films)</text:span></text:p>
        </text:list-item>
        <text:list-item>
          <text:p text:style-name="P15">réversibilité de certaines transformations</text:p>
        </text:list-item>
      </text:list>
      <text:p text:style-name="P16"/>
      <text:p text:style-name="P4">Transformation h :</text:p>
      <text:list xml:id="list327991296198784653" text:style-name="L4">
        <text:list-item>
          <text:p text:style-name="P20"><text:span text:style-name="T1">en général h est continue (h : Z</text:span><text:span text:style-name="T8">2</text:span><text:span text:style-name="T1"> → R</text:span><text:span text:style-name="T8">2</text:span><text:span text:style-name="T1">)</text:span></text:p>
        </text:list-item>
        <text:list-item>
          <text:p text:style-name="P20"><text:span text:style-name="T1">pb de discrétisation : les coordonnées des pixels sont entières dans l’image </text:span><text:span text:style-name="T4">(après la transformation, tous les pixels de l’image transformée ne sont pas nécessairement traités =&gt; pixels noirs)</text:span></text:p>
        </text:list-item>
        <text:list-item>
          <text:p text:style-name="P20"><text:span text:style-name="T1">**</text:span><text:span text:style-name="T3">images sur diapo**</text:span></text:p>
        </text:list-item>
        <text:list-item>
          <text:p text:style-name="P17">deux méthodes :</text:p>
          <text:list>
            <text:list-item>
              <text:p text:style-name="P21"><text:span text:style-name="T1">directe : I’ = h(I) </text:span><text:span text:style-name="T4">à partir de l’image, remplissage de l’image transformée</text:span></text:p>
            </text:list-item>
            <text:list-item>
              <text:p text:style-name="P21"><text:span text:style-name="T1">inverse : I = h</text:span><text:span text:style-name="T8">-1</text:span><text:span text:style-name="T1">(I’) </text:span><text:span text:style-name="T4">à partir de l’image transformée, récupération des informations dans l’image</text:span></text:p>
            </text:list-item>
          </text:list>
        </text:list-item>
        <text:list-item>
          <text:p text:style-name="P22"><text:span text:style-name="T4">p</text:span><text:span text:style-name="T1">our régler le pb de discrétisation : interpolation de la méthode inverse </text:span><text:span text:style-name="T5">une fois l’image remplie par la transformation directe</text:span></text:p>
        </text:list-item>
      </text:list>
      <text:p text:style-name="P18"/>
      <text:p text:style-name="P6"><text:span text:style-name="T9">B</text:span>ut du td :<text:span text:style-name="T1"> « faire tout ça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4:07:41.661206836</meta:creation-date>
    <meta:generator>LibreOffice/5.1.6.2$Linux_X86_64 LibreOffice_project/10m0$Build-2</meta:generator>
    <dc:date>2018-01-29T15:04:34.911375558</dc:date>
    <meta:editing-duration>PT30M35S</meta:editing-duration>
    <meta:editing-cycles>24</meta:editing-cycles>
    <meta:document-statistic meta:table-count="0" meta:image-count="0" meta:object-count="0" meta:page-count="1" meta:paragraph-count="30" meta:word-count="251" meta:character-count="1372" meta:non-whitespace-character-count="1173"/>
  </office:meta>
</office:document-meta>
</file>